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0.736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81cm" svg:x="7.35cm" svg:y="11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001cm" svg:height="0.962cm" svg:x="7.477cm" svg:y="15.051cm">
          <draw:text-box>
            <text:p>0</text:p>
          </draw:text-box>
        </draw:frame>
        <draw:frame draw:style-name="gr3" draw:layer="layout" svg:width="0.024cm" svg:height="0.986cm" svg:x="13.446cm" svg:y="15.054cm">
          <draw:text-box>
            <text:p>1</text:p>
          </draw:text-box>
        </draw:frame>
        <draw:frame draw:style-name="gr3" draw:layer="layout" svg:width="0.001cm" svg:height="0.986cm" svg:x="13.466cm" svg:y="9.931cm">
          <draw:text-box>
            <text:p>2</text:p>
          </draw:text-box>
        </draw:frame>
        <draw:frame draw:style-name="gr4" draw:layer="layout" svg:width="0.001cm" svg:height="0.962cm" svg:x="7.505cm" svg:y="10.186cm">
          <draw:text-box>
            <text:p>3</text:p>
          </draw:text-box>
        </draw:frame>
        <draw:line draw:style-name="gr5" draw:text-style-name="P1" draw:layer="layout" svg:x1="7.35cm" svg:y1="17.129cm" svg:x2="12.43cm" svg:y2="17.129cm">
          <text:p/>
        </draw:line>
        <draw:line draw:style-name="gr6" draw:text-style-name="P1" draw:layer="layout" svg:x1="13.7cm" svg:y1="11.115cm" svg:x2="13.7cm" svg:y2="15.148cm">
          <text:p/>
        </draw:line>
        <draw:frame draw:style-name="gr7" draw:layer="layout" svg:width="1.171cm" svg:height="0.962cm" svg:x="9.328cm" svg:y="17.283cm">
          <draw:text-box>
            <text:p>dx</text:p>
          </draw:text-box>
        </draw:frame>
        <draw:frame draw:style-name="gr8" draw:layer="layout" svg:width="1.27cm" svg:height="0.962cm" svg:x="13.759cm" svg:y="12.638cm">
          <draw:text-box>
            <text:p>d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8-22T11:10:23</meta:creation-date>
    <dc:date>2012-08-22T11:39:48</dc:date>
    <dc:creator>Bruno Turcksin</dc:creator>
    <meta:editing-duration>P0D</meta:editing-duration>
    <meta:editing-cycles>3</meta:editing-cycles>
    <meta:generator>LibreOffice/3.5$Linux_X86_64 LibreOffice_project/350m1$Build-2</meta:generator>
    <meta:document-statistic meta:object-count="9"/>
  </office:meta>
</office:document-meta>
</file>